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DC00000227D3D169746C751043.png" manifest:media-type="image/png"/>
  <manifest:file-entry manifest:full-path="Pictures/100002010000004F000001E2D49A007E24C63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Arial3" svg:font-family="Aria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3" style:family="table">
      <style:table-properties style:width="6.7708in" table:align="left"/>
    </style:style>
    <style:style style:name="Tabla3.A" style:family="table-column">
      <style:table-column-properties style:column-width="3.3847in"/>
    </style:style>
    <style:style style:name="Tabla3.B" style:family="table-column">
      <style:table-column-properties style:column-width="3.3861in"/>
    </style:style>
    <style:style style:name="Tabla3.A1" style:family="table-cell">
      <style:table-cell-properties fo:background-color="transparent" fo:padding="0.0382in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382in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ffffff" fo:padding-left="0.0396in" fo:padding-right="0.0396in" fo:padding-top="0.0785in" fo:padding-bottom="0.0785in" fo:border-left="none" fo:border-right="none" fo:border-top="none" fo:border-bottom="1pt solid #000000">
        <style:background-image/>
      </style:table-cell-properties>
    </style:style>
    <style:style style:name="Tabla3.A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5" style:family="table">
      <style:table-properties style:width="6.7708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09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1" style:family="table">
      <style:table-properties style:width="6.7708in" table:align="margins"/>
    </style:style>
    <style:style style:name="Tabla11.A" style:family="table-column">
      <style:table-column-properties style:column-width="0.3958in" style:rel-column-width="3830*"/>
    </style:style>
    <style:style style:name="Tabla11.B" style:family="table-column">
      <style:table-column-properties style:column-width="5.509in" style:rel-column-width="53324*"/>
    </style:style>
    <style:style style:name="Tabla11.C" style:family="table-column">
      <style:table-column-properties style:column-width="0.866in" style:rel-column-width="8381*"/>
    </style:style>
    <style:style style:name="Tabla1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5" style:family="table">
      <style:table-properties style:width="6.7708in" table:align="margins"/>
    </style:style>
    <style:style style:name="Tabla15.A" style:family="table-column">
      <style:table-column-properties style:column-width="0.3958in" style:rel-column-width="3830*"/>
    </style:style>
    <style:style style:name="Tabla15.B" style:family="table-column">
      <style:table-column-properties style:column-width="5.509in" style:rel-column-width="53324*"/>
    </style:style>
    <style:style style:name="Tabla15.C" style:family="table-column">
      <style:table-column-properties style:column-width="0.866in" style:rel-column-width="8381*"/>
    </style:style>
    <style:style style:name="Tabla1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08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09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8" style:family="table">
      <style:table-properties style:width="6.7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8.A" style:family="table-column">
      <style:table-column-properties style:column-width="0.3958in" style:rel-column-width="3830*"/>
    </style:style>
    <style:style style:name="Tabla18.B" style:family="table-column">
      <style:table-column-properties style:column-width="5.509in" style:rel-column-width="53324*"/>
    </style:style>
    <style:style style:name="Tabla18.C" style:family="table-column">
      <style:table-column-properties style:column-width="0.866in" style:rel-column-width="8381*"/>
    </style:style>
    <style:style style:name="Tabla18.1" style:family="table-row">
      <style:table-row-properties fo:background-color="transparent" fo:keep-together="auto">
        <style:background-image/>
      </style:table-row-properties>
    </style:style>
    <style:style style:name="Tabla1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" style:family="table">
      <style:table-properties style:width="6.7708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09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1" style:family="table">
      <style:table-properties style:width="6.7708in" table:align="margins"/>
    </style:style>
    <style:style style:name="Tabla11.A" style:family="table-column">
      <style:table-column-properties style:column-width="0.3958in" style:rel-column-width="3830*"/>
    </style:style>
    <style:style style:name="Tabla11.B" style:family="table-column">
      <style:table-column-properties style:column-width="5.509in" style:rel-column-width="53324*"/>
    </style:style>
    <style:style style:name="Tabla11.C" style:family="table-column">
      <style:table-column-properties style:column-width="0.866in" style:rel-column-width="8381*"/>
    </style:style>
    <style:style style:name="Tabla1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5" style:family="table">
      <style:table-properties style:width="6.7708in" table:align="margins"/>
    </style:style>
    <style:style style:name="Tabla15.A" style:family="table-column">
      <style:table-column-properties style:column-width="0.3958in" style:rel-column-width="3830*"/>
    </style:style>
    <style:style style:name="Tabla15.B" style:family="table-column">
      <style:table-column-properties style:column-width="5.509in" style:rel-column-width="53324*"/>
    </style:style>
    <style:style style:name="Tabla15.C" style:family="table-column">
      <style:table-column-properties style:column-width="0.866in" style:rel-column-width="8381*"/>
    </style:style>
    <style:style style:name="Tabla1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08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09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8" style:family="table">
      <style:table-properties style:width="6.7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8.A" style:family="table-column">
      <style:table-column-properties style:column-width="0.3958in" style:rel-column-width="3830*"/>
    </style:style>
    <style:style style:name="Tabla18.B" style:family="table-column">
      <style:table-column-properties style:column-width="5.509in" style:rel-column-width="53324*"/>
    </style:style>
    <style:style style:name="Tabla18.C" style:family="table-column">
      <style:table-column-properties style:column-width="0.866in" style:rel-column-width="8381*"/>
    </style:style>
    <style:style style:name="Tabla18.1" style:family="table-row">
      <style:table-row-properties fo:background-color="transparent" fo:keep-together="auto">
        <style:background-image/>
      </style:table-row-properties>
    </style:style>
    <style:style style:name="Tabla1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7722in" table:align="margins"/>
    </style:style>
    <style:style style:name="Tabla1.A" style:family="table-column">
      <style:table-column-properties style:column-width="0.3951in" style:rel-column-width="3823*"/>
    </style:style>
    <style:style style:name="Tabla1.B" style:family="table-column">
      <style:table-column-properties style:column-width="5.5104in" style:rel-column-width="53324*"/>
    </style:style>
    <style:style style:name="Tabla1.C" style:family="table-column">
      <style:table-column-properties style:column-width="0.8667in" style:rel-column-width="8388*"/>
    </style:style>
    <style:style style:name="Tab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2" style:family="table">
      <style:table-properties style:width="6.7722in" table:align="margins"/>
    </style:style>
    <style:style style:name="Tabla12.A" style:family="table-column">
      <style:table-column-properties style:column-width="0.3958in" style:rel-column-width="3830*"/>
    </style:style>
    <style:style style:name="Tabla12.B" style:family="table-column">
      <style:table-column-properties style:column-width="5.5104in" style:rel-column-width="53324*"/>
    </style:style>
    <style:style style:name="Tabla12.C" style:family="table-column">
      <style:table-column-properties style:column-width="0.866in" style:rel-column-width="8381*"/>
    </style:style>
    <style:style style:name="Tabla1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" style:family="table">
      <style:table-properties style:width="6.7722in" table:align="margins"/>
    </style:style>
    <style:style style:name="Taula1.A" style:family="table-column">
      <style:table-column-properties style:column-width="0.3958in" style:rel-column-width="3830*"/>
    </style:style>
    <style:style style:name="Taula1.B" style:family="table-column">
      <style:table-column-properties style:column-width="5.5104in" style:rel-column-width="53324*"/>
    </style:style>
    <style:style style:name="Taula1.C" style:family="table-column">
      <style:table-column-properties style:column-width="0.866in" style:rel-column-width="8381*"/>
    </style:style>
    <style:style style:name="Tau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3" style:family="table">
      <style:table-properties style:width="6.7875in" fo:margin-left="-0.009in" table:align="left"/>
    </style:style>
    <style:style style:name="Tabla13.A" style:family="table-column">
      <style:table-column-properties style:column-width="0.4056in"/>
    </style:style>
    <style:style style:name="Tabla13.B" style:family="table-column">
      <style:table-column-properties style:column-width="5.5153in"/>
    </style:style>
    <style:style style:name="Tabla13.C" style:family="table-column">
      <style:table-column-properties style:column-width="0.8667in"/>
    </style:style>
    <style:style style:name="Tabla1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6" style:family="table">
      <style:table-properties style:width="6.7722in" table:align="margins"/>
    </style:style>
    <style:style style:name="Tabla16.A" style:family="table-column">
      <style:table-column-properties style:column-width="0.3958in" style:rel-column-width="3830*"/>
    </style:style>
    <style:style style:name="Tabla16.B" style:family="table-column">
      <style:table-column-properties style:column-width="5.5104in" style:rel-column-width="53324*"/>
    </style:style>
    <style:style style:name="Tabla16.C" style:family="table-column">
      <style:table-column-properties style:column-width="0.866in" style:rel-column-width="8381*"/>
    </style:style>
    <style:style style:name="Tabla16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7" style:family="table">
      <style:table-properties style:width="6.7722in" table:align="margins"/>
    </style:style>
    <style:style style:name="Tabla7.A" style:family="table-column">
      <style:table-column-properties style:column-width="0.3958in" style:rel-column-width="3830*"/>
    </style:style>
    <style:style style:name="Tabla7.B" style:family="table-column">
      <style:table-column-properties style:column-width="5.5104in" style:rel-column-width="53324*"/>
    </style:style>
    <style:style style:name="Tabla7.C" style:family="table-column">
      <style:table-column-properties style:column-width="0.866in" style:rel-column-width="8381*"/>
    </style:style>
    <style:style style:name="Tab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8" style:family="table">
      <style:table-properties style:width="6.7722in" table:align="margins" fo:background-color="transparent">
        <style:background-image/>
      </style:table-properties>
    </style:style>
    <style:style style:name="Tabla8.A" style:family="table-column">
      <style:table-column-properties style:column-width="0.3958in" style:rel-column-width="3830*"/>
    </style:style>
    <style:style style:name="Tabla8.B" style:family="table-column">
      <style:table-column-properties style:column-width="5.5104in" style:rel-column-width="53324*"/>
    </style:style>
    <style:style style:name="Tabla8.C" style:family="table-column">
      <style:table-column-properties style:column-width="0.866in" style:rel-column-width="8381*"/>
    </style:style>
    <style:style style:name="Tabla8.1" style:family="table-row">
      <style:table-row-properties fo:background-color="#b4c7dc">
        <style:background-image/>
      </style:table-row-properties>
    </style:style>
    <style:style style:name="Tabla8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4" style:family="table">
      <style:table-properties style:width="6.7722in" table:align="margins" fo:background-color="transparent">
        <style:background-image/>
      </style:table-properties>
    </style:style>
    <style:style style:name="Tabla14.A" style:family="table-column">
      <style:table-column-properties style:column-width="0.3958in" style:rel-column-width="3830*"/>
    </style:style>
    <style:style style:name="Tabla14.B" style:family="table-column">
      <style:table-column-properties style:column-width="5.5104in" style:rel-column-width="53324*"/>
    </style:style>
    <style:style style:name="Tabla14.C" style:family="table-column">
      <style:table-column-properties style:column-width="0.866in" style:rel-column-width="8381*"/>
    </style:style>
    <style:style style:name="Tabla14.1" style:family="table-row">
      <style:table-row-properties fo:background-color="#b4c7dc">
        <style:background-image/>
      </style:table-row-properties>
    </style:style>
    <style:style style:name="Tabla14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6" style:family="table">
      <style:table-properties style:width="6.772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0.3958in" style:rel-column-width="3830*"/>
    </style:style>
    <style:style style:name="Tabla6.B" style:family="table-column">
      <style:table-column-properties style:column-width="5.5104in" style:rel-column-width="53324*"/>
    </style:style>
    <style:style style:name="Tabla6.C" style:family="table-column">
      <style:table-column-properties style:column-width="0.866in" style:rel-column-width="8381*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0" style:family="table">
      <style:table-properties style:width="6.7722in" table:align="margins"/>
    </style:style>
    <style:style style:name="Tabla10.A" style:family="table-column">
      <style:table-column-properties style:column-width="0.3958in" style:rel-column-width="3830*"/>
    </style:style>
    <style:style style:name="Tabla10.B" style:family="table-column">
      <style:table-column-properties style:column-width="5.5104in" style:rel-column-width="53324*"/>
    </style:style>
    <style:style style:name="Tabla10.C" style:family="table-column">
      <style:table-column-properties style:column-width="0.866in" style:rel-column-width="8381*"/>
    </style:style>
    <style:style style:name="Tabla1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margin-top="0in" fo:margin-bottom="0in" loext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7" style:family="paragraph" style:parent-style-name="Standard">
      <style:text-properties officeooo:paragraph-rsid="000aef8a"/>
    </style:style>
    <style:style style:name="P8" style:family="paragraph" style:parent-style-name="Standard">
      <style:text-properties officeooo:paragraph-rsid="002c618f"/>
    </style:style>
    <style:style style:name="P9" style:family="paragraph" style:parent-style-name="Standard">
      <style:text-properties fo:font-size="9pt" fo:font-weight="normal" officeooo:paragraph-rsid="000aef8a" style:font-size-asian="9pt" style:font-weight-asian="normal" style:font-size-complex="9pt" style:font-weight-complex="normal"/>
    </style:style>
    <style:style style:name="P10" style:family="paragraph" style:parent-style-name="Text_20_body">
      <style:text-properties fo:color="#ff0000" style:font-name="Arial1" fo:font-size="10pt" fo:language="zxx" fo:country="none" style:font-name-asian="MS Mincho" style:font-size-asian="10pt" style:font-name-complex="Tahoma1" style:font-size-complex="10pt"/>
    </style:style>
    <style:style style:name="P11" style:family="paragraph" style:parent-style-name="Text_20_body">
      <style:text-properties fo:color="#ff0000" style:font-name="Arial1" fo:font-size="10pt" fo:language="ca" fo:country="ES" style:font-name-asian="MS Mincho" style:font-size-asian="10pt" style:font-name-complex="Tahoma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0aef8a" style:font-name-asian="MS Mincho" style:font-size-asian="10pt" style:font-weight-asian="bold" style:font-name-complex="Tahoma1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2c618f" style:font-name-asian="MS Mincho" style:font-size-asian="10pt" style:font-weight-asian="bold" style:font-name-complex="Tahoma1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c0471" officeooo:paragraph-rsid="000c0471" style:font-name-asian="MS Mincho" style:font-size-asian="10pt" style:font-weight-asian="bold" style:font-name-complex="Tahoma1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eb74f" officeooo:paragraph-rsid="000eb74f" style:font-name-asian="MS Mincho" style:font-size-asian="10pt" style:font-weight-asian="bold" style:font-name-complex="Tahoma1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2148cc" officeooo:paragraph-rsid="002148cc" style:font-name-asian="MS Mincho" style:font-size-asian="10pt" style:font-weight-asian="bold" style:font-name-complex="Tahoma1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2148cc" officeooo:paragraph-rsid="002c618f" style:font-name-asian="MS Mincho" style:font-size-asian="10pt" style:font-weight-asian="bold" style:font-name-complex="Tahoma1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25ff39" officeooo:paragraph-rsid="0025ff39" style:font-name-asian="MS Mincho" style:font-size-asian="10pt" style:font-weight-asian="bold" style:font-name-complex="Tahoma1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font-weight="bold" officeooo:rsid="0025ff39" officeooo:paragraph-rsid="0025ff39" style:font-name-asian="MS Mincho" style:font-size-asian="10pt" style:font-weight-asian="bold" style:font-name-complex="Tahoma1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1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aef8a" style:font-name-asian="MS Mincho" style:font-size-asian="10pt" style:font-weight-asian="normal" style:font-name-complex="Tahoma1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2c618f" style:font-name-asian="MS Mincho" style:font-size-asian="10pt" style:font-weight-asian="normal" style:font-name-complex="Tahoma1" style:font-size-complex="10pt" style:font-weight-complex="normal"/>
    </style:style>
    <style:style style:name="P2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8pt" fo:font-weight="normal" officeooo:rsid="0019902d" officeooo:paragraph-rsid="0019902d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Arial1" fo:font-size="10pt" fo:font-weight="bold" officeooo:paragraph-rsid="000aef8a" style:font-name-asian="MS Mincho" style:font-size-asian="10pt" style:font-weight-asian="bold" style:font-name-complex="Tahoma1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Arial1" fo:font-size="10pt" fo:font-weight="bold" officeooo:rsid="000c3b3f" officeooo:paragraph-rsid="000c3b3f" style:font-name-asian="MS Mincho" style:font-size-asian="10pt" style:font-weight-asian="bold" style:font-name-complex="Tahoma1" style:font-size-complex="10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Arial1" fo:font-size="10pt" fo:font-weight="bold" officeooo:rsid="0019dfee" officeooo:paragraph-rsid="0019dfee" style:font-name-asian="MS Mincho" style:font-size-asian="10pt" style:font-weight-asian="bold" style:font-name-complex="Tahoma1" style:font-size-complex="10pt" style:font-weight-complex="bold"/>
    </style:style>
    <style:style style:name="P30" style:family="paragraph" style:parent-style-name="Table_20_Contents">
      <style:text-properties fo:color="#ff0000" style:font-name="Arial1" fo:font-size="10pt" style:font-name-asian="MS Mincho" style:font-size-asian="10pt" style:font-name-complex="Tahoma1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fo:color="#ff0000" style:font-name="Arial1" fo:font-size="10pt" style:font-name-asian="MS Mincho" style:font-size-asian="10pt" style:font-name-complex="Tahoma1" style:font-size-complex="10pt"/>
    </style:style>
    <style:style style:name="P32" style:family="paragraph" style:parent-style-name="Table_20_Contents">
      <style:text-properties fo:color="#ff0000" style:font-name="Arial1" fo:font-size="10pt" officeooo:paragraph-rsid="000aef8a" style:font-name-asian="MS Mincho" style:font-size-asian="10pt" style:font-name-complex="Tahoma1" style:font-size-complex="10pt"/>
    </style:style>
    <style:style style:name="P33" style:family="paragraph" style:parent-style-name="Table_20_Contents">
      <style:text-properties fo:color="#ff0000" style:font-name="Arial1" fo:font-size="10pt" officeooo:paragraph-rsid="002c618f" style:font-name-asian="MS Mincho" style:font-size-asian="10pt" style:font-name-complex="Tahoma1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officeooo:rsid="001f764f" officeooo:paragraph-rsid="001f764f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style:font-name="Arial1" fo:font-size="10pt" fo:language="ca" fo:country="ES" fo:font-weight="bold" officeooo:rsid="00216db9" officeooo:paragraph-rsid="00216db9" style:font-name-asian="MS Mincho" style:font-size-asian="10pt" style:font-weight-asian="bold" style:font-name-complex="Tahoma1" style:font-size-complex="10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style:font-name="Arial1" fo:font-size="10pt" fo:language="ca" fo:country="ES" fo:font-weight="bold" officeooo:rsid="0025ff39" officeooo:paragraph-rsid="002148cc" style:font-name-asian="MS Mincho" style:font-size-asian="10pt" style:font-weight-asian="bold" style:font-name-complex="Tahoma1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style:font-name="Arial1" fo:font-size="10pt" fo:font-weight="bold" officeooo:rsid="0025ff39" officeooo:paragraph-rsid="0025ff39" style:font-name-asian="MS Mincho" style:font-size-asian="10pt" style:font-weight-asian="bold" style:font-name-complex="Tahoma1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officeooo:paragraph-rsid="002148cc"/>
    </style:style>
    <style:style style:name="P39" style:family="paragraph" style:parent-style-name="Table_20_Contents">
      <style:paragraph-properties fo:text-align="justify" style:justify-single-word="false"/>
      <style:text-properties officeooo:paragraph-rsid="002280c3"/>
    </style:style>
    <style:style style:name="P40" style:family="paragraph" style:parent-style-name="Table_20_Contents">
      <style:paragraph-properties fo:text-align="justify" style:justify-single-word="false"/>
      <style:text-properties officeooo:paragraph-rsid="0019dfee"/>
    </style:style>
    <style:style style:name="P41" style:family="paragraph" style:parent-style-name="Table_20_Contents">
      <style:paragraph-properties fo:text-align="justify" style:justify-single-word="false"/>
      <style:text-properties officeooo:paragraph-rsid="001f764f"/>
    </style:style>
    <style:style style:name="P42" style:family="paragraph" style:parent-style-name="Table_20_Contents">
      <style:paragraph-properties fo:text-align="justify" style:justify-single-word="false"/>
      <style:text-properties officeooo:paragraph-rsid="00216db9"/>
    </style:style>
    <style:style style:name="P43" style:family="paragraph" style:parent-style-name="Table_20_Contents">
      <style:paragraph-properties fo:text-align="end" style:justify-single-word="false"/>
      <style:text-properties officeooo:paragraph-rsid="001e92f4"/>
    </style:style>
    <style:style style:name="P44" style:family="paragraph" style:parent-style-name="Table_20_Contents">
      <style:text-properties fo:font-size="12pt" fo:font-weight="bold" officeooo:rsid="002fad43" officeooo:paragraph-rsid="002fad43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fo:font-size="12pt" fo:font-weight="bold" officeooo:rsid="002fad43" officeooo:paragraph-rsid="00354b0c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margin-top="0in" fo:margin-bottom="0.0398in" loext:contextual-spacing="false"/>
    </style:style>
    <style:style style:name="P47" style:family="paragraph" style:parent-style-name="Table_20_Contents">
      <style:paragraph-properties fo:margin-top="0in" fo:margin-bottom="0.0398in" loext:contextual-spacing="false"/>
      <style:text-properties fo:font-size="11pt" fo:font-weight="normal" officeooo:rsid="001c91c4" officeooo:paragraph-rsid="001c91c4" style:font-size-asian="11pt" style:font-weight-asian="normal" style:font-size-complex="11pt" style:font-weight-complex="normal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style:font-name="Arial1" fo:font-size="10pt" fo:font-weight="bold" officeooo:rsid="002148cc" style:font-name-asian="MS Mincho" style:font-size-asian="10pt" style:font-weight-asian="bold" style:font-name-complex="Tahoma1" style:font-size-complex="10pt" style:font-weight-complex="bold"/>
    </style:style>
    <style:style style:name="T3" style:family="text">
      <style:text-properties style:font-name="Arial1" fo:font-size="10pt" fo:language="ca" fo:country="ES" fo:font-weight="bold" style:font-name-asian="MS Mincho" style:font-size-asian="10pt" style:font-weight-asian="bold" style:font-name-complex="Tahoma1" style:font-size-complex="10pt" style:font-weight-complex="bold"/>
    </style:style>
    <style:style style:name="T4" style:family="text">
      <style:text-properties style:font-name="Arial1" fo:font-size="10pt" fo:language="ca" fo:country="ES" fo:font-weight="bold" officeooo:rsid="002c618f" style:font-name-asian="MS Mincho" style:font-size-asian="10pt" style:font-weight-asian="bold" style:font-name-complex="Tahoma1" style:font-size-complex="10pt" style:font-weight-complex="bold"/>
    </style:style>
    <style:style style:name="T5" style:family="text">
      <style:text-properties style:font-name="Arial1" fo:font-size="10pt" fo:language="ca" fo:country="ES" fo:font-weight="bold" officeooo:rsid="00354b0c" style:font-name-asian="MS Mincho" style:font-size-asian="10pt" style:font-weight-asian="bold" style:font-name-complex="Tahoma1" style:font-size-complex="10pt" style:font-weight-complex="bold"/>
    </style:style>
    <style:style style:name="T6" style:family="text">
      <style:text-properties fo:color="#000000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T7" style:family="text">
      <style:text-properties fo:color="#000000" style:font-name="Arial1" fo:font-size="10pt" fo:font-weight="bold" officeooo:rsid="000eb74f" style:font-name-asian="MS Mincho" style:font-size-asian="10pt" style:font-weight-asian="bold" style:font-name-complex="Tahoma1" style:font-size-complex="10pt" style:font-weight-complex="bold"/>
    </style:style>
    <style:style style:name="T8" style:family="text">
      <style:text-properties fo:color="#000000" style:font-name="Arial1" fo:font-size="10pt" fo:font-weight="bold" officeooo:rsid="0029a662" style:font-name-asian="MS Mincho" style:font-size-asian="10pt" style:font-weight-asian="bold" style:font-name-complex="Tahoma1" style:font-size-complex="10pt" style:font-weight-complex="bold"/>
    </style:style>
    <style:style style:name="T9" style:family="text">
      <style:text-properties fo:color="#000000" style:font-name="Arial1" fo:font-size="10pt" fo:font-weight="bold" officeooo:rsid="0019dfee" style:font-name-asian="MS Mincho" style:font-size-asian="10pt" style:font-weight-asian="bold" style:font-name-complex="Tahoma1" style:font-size-complex="10pt" style:font-weight-complex="bold"/>
    </style:style>
    <style:style style:name="T10" style:family="text">
      <style:text-properties fo:color="#000000" style:font-name="Arial1" fo:font-size="10pt" fo:font-weight="bold" officeooo:rsid="001aea05" style:font-name-asian="MS Mincho" style:font-size-asian="10pt" style:font-weight-asian="bold" style:font-name-complex="Tahoma1" style:font-size-complex="10pt" style:font-weight-complex="bold"/>
    </style:style>
    <style:style style:name="T11" style:family="text">
      <style:text-properties fo:color="#000000" style:font-name="Arial1" fo:font-size="10pt" fo:font-weight="bold" officeooo:rsid="002e60b1" style:font-name-asian="MS Mincho" style:font-size-asian="10pt" style:font-weight-asian="bold" style:font-name-complex="Tahoma1" style:font-size-complex="10pt" style:font-weight-complex="bold"/>
    </style:style>
    <style:style style:name="T12" style:family="text">
      <style:text-properties fo:color="#000000" style:font-name="Arial1" fo:font-size="10pt" fo:font-weight="bold" officeooo:rsid="001e92f4" style:font-name-asian="MS Mincho" style:font-size-asian="10pt" style:font-weight-asian="bold" style:font-name-complex="Tahoma1" style:font-size-complex="10pt" style:font-weight-complex="bold"/>
    </style:style>
    <style:style style:name="T13" style:family="text">
      <style:text-properties fo:color="#000000" style:font-name="Arial1" fo:font-size="10pt" fo:font-weight="bold" officeooo:rsid="002c618f" style:font-name-asian="MS Mincho" style:font-size-asian="10pt" style:font-weight-asian="bold" style:font-name-complex="Tahoma1" style:font-size-complex="10pt" style:font-weight-complex="bold"/>
    </style:style>
    <style:style style:name="T14" style:family="text">
      <style:text-properties fo:color="#000000" style:font-name="Arial1" fo:font-size="10pt" fo:language="ca" fo:country="ES" fo:font-weight="bold" officeooo:rsid="002e60b1" style:font-name-asian="MS Mincho" style:font-size-asian="10pt" style:font-weight-asian="bold" style:font-name-complex="Tahoma1" style:font-size-complex="10pt" style:font-weight-complex="bold"/>
    </style:style>
    <style:style style:name="T15" style:family="text">
      <style:text-properties fo:color="#000000" style:font-name="Arial1" fo:font-size="10pt" fo:language="ca" fo:country="ES" fo:font-weight="bold" officeooo:rsid="003711d5" style:font-name-asian="MS Mincho" style:font-size-asian="10pt" style:font-weight-asian="bold" style:font-name-complex="Tahoma1" style:font-size-complex="10pt" style:font-weight-complex="bold"/>
    </style:style>
    <style:style style:name="T16" style:family="text">
      <style:text-properties style:text-position="super 58%"/>
    </style:style>
    <style:style style:name="T17" style:family="text">
      <style:text-properties officeooo:rsid="0019902d"/>
    </style:style>
    <style:style style:name="T18" style:family="text">
      <style:text-properties officeooo:rsid="001aea05"/>
    </style:style>
    <style:style style:name="T19" style:family="text">
      <style:text-properties officeooo:rsid="001f764f"/>
    </style:style>
    <style:style style:name="T20" style:family="text">
      <style:text-properties officeooo:rsid="002c618f"/>
    </style:style>
    <style:style style:name="T21" style:family="text">
      <style:text-properties style:use-window-font-color="true" style:font-name="Arial1" fo:font-size="10pt" fo:font-weight="bold" officeooo:rsid="002280c3" style:font-name-asian="MS Mincho" style:font-size-asian="10pt" style:font-weight-asian="bold" style:font-name-complex="Tahoma1" style:font-size-complex="10pt" style:font-weight-complex="bold"/>
    </style:style>
    <style:style style:name="T22" style:family="text">
      <style:text-properties style:use-window-font-color="true" style:font-name="Arial1" fo:font-size="10pt" fo:font-weight="bold" officeooo:rsid="002c618f" style:font-name-asian="MS Mincho" style:font-size-asian="10pt" style:font-weight-asian="bold" style:font-name-complex="Tahoma1" style:font-size-complex="10pt" style:font-weight-complex="bold"/>
    </style:style>
    <style:style style:name="T23" style:family="text">
      <style:text-properties style:use-window-font-color="true" style:font-name="Arial1" fo:font-size="10pt" fo:font-weight="bold" officeooo:rsid="001f764f" style:font-name-asian="MS Mincho" style:font-size-asian="10pt" style:font-weight-asian="bold" style:font-name-complex="Tahoma1" style:font-size-complex="10pt" style:font-weight-complex="bold"/>
    </style:style>
    <style:style style:name="T24" style:family="text">
      <style:text-properties style:use-window-font-color="true" style:font-name="Arial1" fo:font-size="10pt" fo:font-weight="bold" officeooo:rsid="002fad43" style:font-name-asian="MS Mincho" style:font-size-asian="10pt" style:font-weight-asian="bold" style:font-name-complex="Tahoma1" style:font-size-complex="10pt" style:font-weight-complex="bold"/>
    </style:style>
    <style:style style:name="T25" style:family="text">
      <style:text-properties style:use-window-font-color="true" style:font-name="Arial1" fo:font-size="10pt" fo:language="ca" fo:country="ES" fo:font-weight="bold" officeooo:rsid="002c618f" style:font-name-asian="MS Mincho" style:font-size-asian="10pt" style:font-weight-asian="bold" style:font-name-complex="Tahoma1" style:font-size-complex="10pt" style:font-weight-complex="bold"/>
    </style:style>
    <style:style style:name="T26" style:family="text">
      <style:text-properties style:use-window-font-color="true" style:font-name="Arial1" fo:font-size="10pt" fo:language="ca" fo:country="ES" fo:font-weight="bold" officeooo:rsid="00325459" style:font-name-asian="MS Mincho" style:font-size-asian="10pt" style:font-weight-asian="bold" style:font-name-complex="Tahoma1" style:font-size-complex="10pt" style:font-weight-complex="bold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19902d" style:font-size-asian="11pt" style:font-weight-asian="bold" style:font-size-complex="11pt" style:font-weight-complex="bold"/>
    </style:style>
    <style:style style:name="T29" style:family="text">
      <style:text-properties style:font-name="Arial" fo:font-size="11pt" fo:language="ca" fo:country="ES" fo:font-weight="bold" officeooo:rsid="00343de5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eLine93869172223008">
          <table:table-cell table:style-name="Tabla3.A1" table:number-columns-spanned="2" office:value-type="string">
            <text:p text:style-name="_30_3_20_Títol_20_crèdit">MÒDUL 3 – Programació</text:p>
          </table:table-cell>
          <table:covered-table-cell/>
        </table:table-row>
        <table:table-row table:style-name="TableLine93869173638560">
          <table:table-cell table:style-name="Tabla3.A2" office:value-type="string">
            <text:p text:style-name="P24">UNITAT FORMATIVA <text:span text:style-name="T17">2</text:span></text:p>
            <text:p text:style-name="P25">Disseny Modular</text:p>
          </table:table-cell>
          <table:table-cell table:style-name="Tabla3.A2" office:value-type="string">
            <text:p text:style-name="P24">ACTIVITAT <text:span text:style-name="T17">1 </text:span></text:p>
            <text:p text:style-name="P25">Mètodes</text:p>
          </table:table-cell>
        </table:table-row>
        <table:table-row table:style-name="TableLine93869172424976">
          <table:table-cell table:style-name="Tabla3.A3" table:number-columns-spanned="2" office:value-type="string">
            <text:p text:style-name="P46"><text:span text:style-name="T29">Exercicis</text:span><text:span text:style-name="T27"> </text:span><text:span text:style-name="T28">1</text:span><text:span text:style-name="T27">: </text:span><text:span text:style-name="T28">Mètodes</text:span></text:p>
            <text:p text:style-name="P47"><text:span text:style-name="T17">P</text:span>er a cada un dels exercicis heu de tenir en compte <text:span text:style-name="T19">que les dades s'introduiran per teclat i que s'haurà de validar que siguin correctes </text:span>abans de procedir a executar cap mètode.</text:p>
          </table:table-cell>
          <table:covered-table-cell/>
        </table:table-row>
        <table:table-row table:style-name="TableLine93869172425824">
          <table:table-cell table:style-name="Tabla3.A4" table:number-columns-spanned="2" office:value-type="string">
            <text:p text:style-name="P26"/>
            <text:p text:style-name="P44">Mètodes sense retorn (void)</text:p>
            <text:p text:style-name="P26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 table:style-name="TableLine93869172377904">
                <table:table-cell table:style-name="Tabla5.A1" office:value-type="string">
                  <text:p text:style-name="P27">01</text:p>
                </table:table-cell>
                <table:table-cell table:style-name="Tabla5.A1" office:value-type="string">
                  <text:p text:style-name="P29">Realitzar un mètode, al que se li passi com a paràmetre un nombre N <text:span text:style-name="T18">demanat a l'usuari </text:span><text:s/>i mostri per pantalla N vegades el missatge: “Mòdul executant-se”.</text:p>
                </table:table-cell>
                <table:table-cell table:style-name="Tabla5.C1" office:value-type="string">
                  <text:p text:style-name="P22"/>
                </table:table-cell>
              </table:table-row>
              <table:table-row table:style-name="TableLine93869172385792">
                <table:table-cell table:style-name="Tabla5.A2"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</table:table>
            <text:p text:style-name="P7"/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 table:style-name="TableLine93869172387184">
                <table:table-cell table:style-name="Tabla11.A1" office:value-type="string">
                  <text:p text:style-name="P15">02</text:p>
                </table:table-cell>
                <table:table-cell table:style-name="Tabla11.A1" office:value-type="string">
                  <text:p text:style-name="P40"><text:span text:style-name="T9">Realitzar un mètode que tingui com a paràmetres tres </text:span><text:span text:style-name="T10">nombres sencers demanats a l'usuari </text:span><text:span text:style-name="T9">i </text:span><text:span text:style-name="T14">mostri</text:span><text:span text:style-name="T9"> el màxim.</text:span></text:p>
                </table:table-cell>
                <table:table-cell table:style-name="Tabla11.C1" office:value-type="string">
                  <text:p text:style-name="P22"/>
                </table:table-cell>
              </table:table-row>
              <table:table-row table:style-name="TableLine93869172396656">
                <table:table-cell table:style-name="Tabla11.A2"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</table:table>
            <text:p text:style-name="P7"/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row table:style-name="TableLine93869172398048">
                <table:table-cell table:style-name="Tabla15.A1" office:value-type="string">
                  <text:p text:style-name="P28">03</text:p>
                </table:table-cell>
                <table:table-cell table:style-name="Tabla15.A1" office:value-type="string">
                  <text:p text:style-name="P43"><text:span text:style-name="T12">Realitzar un mètode que dona</text:span><text:span text:style-name="T11">t</text:span><text:span text:style-name="T12"> un </text:span><text:span text:style-name="T13">vector</text:span><text:span text:style-name="T12"> de N elements </text:span><text:span text:style-name="T14">m</text:span><text:span text:style-name="T15">ostri</text:span><text:span text:style-name="T12"> el màxim de tots ells. </text:span></text:p>
                </table:table-cell>
                <table:table-cell table:style-name="Tabla15.C1" office:value-type="string">
                  <text:p text:style-name="P22"/>
                </table:table-cell>
              </table:table-row>
              <table:table-row table:style-name="TableLine93869172407648">
                <table:table-cell table:style-name="Tabla15.A2"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</table:table>
            <text:p text:style-name="P7"/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row table:style-name="TableLine93869172409824">
                <table:table-cell table:style-name="Tabla17.A1" office:value-type="string">
                  <text:p text:style-name="P16">04</text:p>
                </table:table-cell>
                <table:table-cell table:style-name="Tabla17.A1" office:value-type="string">
                  <text:p text:style-name="P34"><text:span text:style-name="T7">R</text:span><text:span text:style-name="T6">ealitzar un mètode que se li pass</text:span><text:span text:style-name="T8">in</text:span><text:span text:style-name="T6"> dos sencers i mostr</text:span><text:span text:style-name="T8">i</text:span><text:span text:style-name="T6"> tots els nombres compresos entre ells, ambdós inclosos.</text:span></text:p>
                </table:table-cell>
                <table:table-cell table:style-name="Tabla17.C1" office:value-type="string">
                  <text:p text:style-name="P22"/>
                </table:table-cell>
              </table:table-row>
              <table:table-row table:style-name="TableLine93869172415680">
                <table:table-cell table:style-name="Tabla17.A2"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</table:table>
            <text:p text:style-name="P7"/>
            <text:p text:style-name="P45">Mètodes amb retorn</text:p>
            <text:p text:style-name="P45"/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row table:style-name="Tabla18.1">
                <table:table-cell table:style-name="Tabla18.A1" office:value-type="string">
                  <text:p text:style-name="P13">05</text:p>
                </table:table-cell>
                <table:table-cell table:style-name="Tabla18.B1" office:value-type="string">
                  <text:p text:style-name="P41"><text:span text:style-name="T3">Realitzar un mètode </text:span><text:span text:style-name="T5">retorni</text:span><text:span text:style-name="T3"> el doble del valor que se li passa com a paràmetre.</text:span></text:p>
                </table:table-cell>
                <table:table-cell table:style-name="Tabla18.C1" office:value-type="string">
                  <text:p text:style-name="P22"/>
                </table:table-cell>
              </table:table-row>
              <table:table-row table:style-name="TableLine93869172423072">
                <table:table-cell table:style-name="Tabla18.A2"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</table:table>
            <text:p text:style-name="P9"/>
            <text:p text:style-name="P9"/>
          </table:table-cell>
          <table:covered-table-cell/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3869172426560">
          <table:table-cell table:style-name="Tabla1.A1" office:value-type="string">
            <text:p text:style-name="P12">06</text:p>
          </table:table-cell>
          <table:table-cell table:style-name="Tabla1.A1" office:value-type="string">
            <text:p text:style-name="P38"><text:span text:style-name="T2">Realitza un mètode que </text:span><text:span text:style-name="T4">retorni true o false</text:span><text:span text:style-name="T2"> si un nombre és parell.</text:span></text:p>
          </table:table-cell>
          <table:table-cell table:style-name="Tabla1.C1" office:value-type="string">
            <text:p text:style-name="P21"/>
          </table:table-cell>
        </table:table-row>
        <table:table-row table:style-name="TableLine93869172402464">
          <table:table-cell table:style-name="Tabla1.A2" table:number-columns-spanned="3" office:value-type="string">
            <text:p text:style-name="P31"/>
          </table:table-cell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3869172432288">
          <table:table-cell table:style-name="Tabla12.A1" office:value-type="string">
            <text:p text:style-name="P12">07</text:p>
          </table:table-cell>
          <table:table-cell table:style-name="Tabla12.A1" office:value-type="string">
            <text:p text:style-name="P17">Realitza un mètode que calculi a<text:span text:style-name="T16">n</text:span>.</text:p>
          </table:table-cell>
          <table:table-cell table:style-name="Tabla12.C1" office:value-type="string">
            <text:p text:style-name="P21"/>
          </table:table-cell>
        </table:table-row>
        <table:table-row table:style-name="TableLine93869172437040">
          <table:table-cell table:style-name="Tabla12.A2" table:number-columns-spanned="3" office:value-type="string">
            <text:p text:style-name="P31"/>
          </table:table-cell>
          <table:covered-table-cell/>
          <table:covered-table-cell/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3869172438432">
          <table:table-cell table:style-name="Taula1.A1" office:value-type="string">
            <text:p text:style-name="P14">08</text:p>
          </table:table-cell>
          <table:table-cell table:style-name="Taula1.A1" office:value-type="string">
            <text:p text:style-name="P18">Realitza una funció que sumi els N primers nombres senars.</text:p>
          </table:table-cell>
          <table:table-cell table:style-name="Taula1.C1" office:value-type="string">
            <text:p text:style-name="P23"/>
          </table:table-cell>
        </table:table-row>
        <table:table-row table:style-name="TableLine93869172443776">
          <table:table-cell table:style-name="Taula1.A2" table:number-columns-spanned="3" office:value-type="string">
            <text:p text:style-name="P33"/>
          </table:table-cell>
          <table:covered-table-cell/>
          <table:covered-table-cell/>
        </table:table-row>
      </table:table>
      <text:p text:style-name="P8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eLine93869172445296">
          <table:table-cell table:style-name="Tabla13.A1" office:value-type="string">
            <text:p text:style-name="P12">09</text:p>
          </table:table-cell>
          <table:table-cell table:style-name="Tabla13.A1" office:value-type="string">
            <text:p text:style-name="P35">Realitza un mètode que se li passa un <text:span text:style-name="T20">vector</text:span> de sencers i un nombre. S'ha de buscar el número en la taula i indicar si es troba o no.</text:p>
          </table:table-cell>
          <table:table-cell table:style-name="Tabla13.C1" office:value-type="string">
            <text:p text:style-name="P21"/>
          </table:table-cell>
        </table:table-row>
        <table:table-row table:style-name="TableLine93869172451568">
          <table:table-cell table:style-name="Tabla13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93869172453088">
          <table:table-cell table:style-name="Tabla16.A1" office:value-type="string">
            <text:p text:style-name="P12">10</text:p>
          </table:table-cell>
          <table:table-cell table:style-name="Tabla16.A1" office:value-type="string">
            <text:p text:style-name="P39"><text:span text:style-name="T21">Realitzar un mètode que pren com a paràmetres d</text:span><text:span text:style-name="T25">os vectors</text:span><text:span text:style-name="T21">. </text:span><text:span text:style-name="T22">El </text:span><text:span text:style-name="T21">primer amb els sis nombres d'una aposta de la primitiva, i </text:span><text:span text:style-name="T22">el</text:span><text:span text:style-name="T21"> segon amb els sis nombres guanyadors. La funció ha de tornar el nombre d'encerts.</text:span></text:p>
          </table:table-cell>
          <table:table-cell table:style-name="Tabla16.C1" office:value-type="string">
            <text:p text:style-name="P21"/>
          </table:table-cell>
        </table:table-row>
        <table:table-row table:style-name="TableLine93869172465808">
          <table:table-cell table:style-name="Tabla16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_30_2_20_Cos_20_Exercici"><text:soft-page-break/></text:p>
      <text:p text:style-name="_30_2_20_Cos_20_Exercici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eLine93869172468656">
          <table:table-cell table:style-name="Tabla7.A1" office:value-type="string">
            <text:p text:style-name="P12">11</text:p>
          </table:table-cell>
          <table:table-cell table:style-name="Tabla7.A1" office:value-type="string">
            <text:p text:style-name="P19">Realitzar un mètode que faci la conversió entre Celsius i Fahrenheit tenint en compte que la fórmula de la conversió és la següent:</text:p>
            <text:p text:style-name="P19"/>
            <text:p text:style-name="P20"><text:span text:style-name="T20">f</text:span>ahrenheit = (9,0 / 5) * celsius + 32</text:p>
            <text:p text:style-name="P20">celsius = (5,0 /9) * (fahrenheit - 32)</text:p>
          </table:table-cell>
          <table:table-cell table:style-name="Tabla7.C1" office:value-type="string">
            <text:p text:style-name="P21"/>
          </table:table-cell>
        </table:table-row>
        <table:table-row table:style-name="TableLine93869172476096">
          <table:table-cell table:style-name="Tabla7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12">12</text:p>
          </table:table-cell>
          <table:table-cell table:style-name="Tabla8.A1" office:value-type="string">
            <text:p text:style-name="P37">Realitzar un mètode que retorni l'invers d'un nombre sencer. Per exemple, si el nombre sencer és 456, el mètode retornarà 654.</text:p>
          </table:table-cell>
          <table:table-cell table:style-name="Tabla8.C1" office:value-type="string">
            <text:p text:style-name="P21"/>
          </table:table-cell>
        </table:table-row>
        <table:table-row table:style-name="TableLine93869172482736">
          <table:table-cell table:style-name="Tab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12">13</text:p>
          </table:table-cell>
          <table:table-cell table:style-name="Tabla14.A1" office:value-type="string">
            <text:p text:style-name="P19">Realitzar un mètode que calculi la suma dels dígits d'un nombre sencer. Per exemple, si el nombre sencer es 234, el mètode hauria de retornar 9 (2 + 3 + 4).</text:p>
          </table:table-cell>
          <table:table-cell table:style-name="Tabla14.C1" office:value-type="string">
            <text:p text:style-name="P21"/>
          </table:table-cell>
        </table:table-row>
        <table:table-row table:style-name="TableLine93869172489760">
          <table:table-cell table:style-name="Tabla14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12">14</text:p>
          </table:table-cell>
          <table:table-cell table:style-name="Tabla6.B1" office:value-type="string">
            <text:p text:style-name="P36">Realitzar un mètode que se li passi com a paràmetre un <text:span text:style-name="T20">vector </text:span>que ha d'omplir. Es llegirà per teclat una sèrie de nombres: ens guardem només els parells i ignorem els senars. </text:p>
          </table:table-cell>
          <table:table-cell table:style-name="Tabla6.C1" office:value-type="string">
            <text:p text:style-name="P21"/>
          </table:table-cell>
        </table:table-row>
        <table:table-row table:style-name="TableLine93869172498016">
          <table:table-cell table:style-name="Tabla6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eLine93869172499536">
          <table:table-cell table:style-name="Tabla10.A1" office:value-type="string">
            <text:p text:style-name="P12">15</text:p>
          </table:table-cell>
          <table:table-cell table:style-name="Tabla10.A1" office:value-type="string">
            <text:p text:style-name="P42"><text:span text:style-name="T23">Realitzar un mètode que calculi l'àrea o el volum d'un cilindre, segons s'especifiqui. Per a distingir un cas de l'altre se li passarà un caràcter 'a' (per a àrea) o 'v' (per a volum). A més, se li ha de passar al </text:span><text:span text:style-name="T24">mètode</text:span><text:span text:style-name="T23"> el radi i </text:span><text:span text:style-name="T26">l’altura</text:span><text:span text:style-name="T23">.</text:span></text:p>
          </table:table-cell>
          <table:table-cell table:style-name="Tabla10.C1" office:value-type="string">
            <text:p text:style-name="P21"/>
          </table:table-cell>
        </table:table-row>
        <table:table-row table:style-name="TableLine93869172509136">
          <table:table-cell table:style-name="Tabla10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Arial3" svg:font-family="Aria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3" fo:font-family="Arial" style:font-name-complex="Tahoma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3" fo:font-family="Arial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3" fo:font-family="Arial"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1965in" fo:margin-bottom="0.0398in" loext:contextual-spacing="false" fo:line-height="120%" style:register-true="false" style:page-number="auto" fo:background-color="transparent" fo:padding="0in" fo:border="none" style:shadow="none"/>
      <style:text-properties style:font-name="Arial2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in" fo:margin-bottom="0.0783in" loext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6.7667in" fo:margin-left="0.0063in" fo:margin-right="-0.0007in" table:align="margins" style:writing-mode="lr-tb"/>
    </style:style>
    <style:style style:name="Tabla2.A" style:family="table-column">
      <style:table-column-properties style:column-width="3.5028in" style:rel-column-width="33924*"/>
    </style:style>
    <style:style style:name="Tabla2.B" style:family="table-column">
      <style:table-column-properties style:column-width="3.2639in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top="0in" fo:margin-bottom="0in" loext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margin-top="0in" fo:margin-bottom="0in" loext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08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327in" fo:margin-left="0in" fo:margin-right="0in" fo:margin-bottom="0.0398in" style:dynamic-spacing="false"/>
      </style:header-style>
      <style:footer-style>
        <style:header-footer-properties svg:height="0.4335in" fo:margin-left="0in" fo:margin-right="0in" fo:margin-top="0.0398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6.8362in" svg:y="-0.0102in" svg:width="0.2319in" svg:height="1.4098in" draw:z-index="1"><draw:image xlink:href="Pictures/100002010000004F000001E2D49A007E24C63DBF.png" xlink:type="simple" xlink:show="embed" xlink:actuate="onLoad" loext:mime-type="image/png"/></draw:frame><draw:frame draw:style-name="Mfr2" draw:name="Imatges1" text:anchor-type="char" svg:x="-0.4118in" svg:y="-0.011in" svg:width="0.2811in" svg:height="0.3228in" draw:z-index="3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_UF2_A01_Metodes_Exercicis_1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span text:style-name="MT1"><text:date style:data-style-name="N121" text:date-value="2021-11-30T18:29:02.915904033">novembre 2021</text:date></text:span></text:p>
              <text:p text:style-name="MP5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08-22T10:12:52.466000000</meta:creation-date>
    <dc:language>ca-ES</dc:language>
    <meta:editing-cycles>155</meta:editing-cycles>
    <meta:editing-duration>PT10H59M5S</meta:editing-duration>
    <dc:date>2021-11-30T18:29:02.797234105</dc:date>
    <meta:print-date>2013-09-28T17:54:31.746000000</meta:print-date>
    <meta:document-statistic meta:table-count="17" meta:image-count="2" meta:object-count="0" meta:page-count="2" meta:paragraph-count="50" meta:word-count="463" meta:character-count="2536" meta:non-whitespace-character-count="2117"/>
    <meta:user-defined meta:name="Info 1"/>
    <meta:user-defined meta:name="Info 2"/>
    <meta:user-defined meta:name="Info 3"/>
    <meta:user-defined meta:name="Info 4"/>
  </office:meta>
</office:document-meta>
</file>